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fo:font-style="italic" loext:padding="0in" loext:border="none"/>
    </style:style>
    <style:style style:name="P2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loext:padding="0in" loext:border="none"/>
    </style:style>
    <style:style style:name="P3" style:family="paragraph" style:parent-style-name="Standard">
      <style:text-properties fo:color="#0c0c0c" loext:opacity="100%" style:font-name="var e-global-typography-primary-font-family" fo:font-size="13pt" fo:font-style="italic" fo:font-weight="bold" style:font-name-asian="DejaVu Sans" style:font-size-asian="13pt" style:font-weight-asian="bold" style:font-name-complex="FreeSans1" style:font-size-complex="13pt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T1" style:family="text">
      <style:text-properties fo:font-style="italic"/>
    </style:style>
    <style:style style:name="T2" style:family="text">
      <style:text-properties fo:color="#000000" loext:opacity="100%" fo:font-size="11.25pt" fo:font-style="italic" loext:padding="0in" loext:border="none"/>
    </style:style>
    <style:style style:name="T3" style:family="text">
      <style:text-properties fo:color="#000000" loext:opacity="100%" fo:font-size="11.25pt" loext:padding="0in" loext:border="none"/>
    </style:style>
    <style:style style:name="T4" style:family="text">
      <style:text-properties officeooo:rsid="000c5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4">Familia Meso – 0,2 a 20 mm</text:span></text:p>
      <text:p text:style-name="P3"/>
      <text:h text:style-name="P1" text:outline-level="4">Copepoda</text:h>
      <text:p text:style-name="P4"><text:span text:style-name="T3">El término « copépodo » viene del griego: </text:span><text:span text:style-name="Emphasis"><text:span text:style-name="T2">kope</text:span></text:span><text:span text:style-name="T3"> por remo y </text:span><text:span text:style-name="Emphasis"><text:span text:style-name="T2">podos</text:span></text:span><text:span text:style-name="T3"> por pies. El nombre de estos animales se refiere a sus patas en forma de remos.</text:span></text:p>
      <text:p text:style-name="P5"/>
      <text:p text:style-name="P5"/>
      <text:h text:style-name="P2" text:outline-level="4"><text:span text:style-name="T1">Lithoptera</text:span> sp.</text:h>
      <text:p text:style-name="P4"><text:span text:style-name="Emphasis"><text:span text:style-name="T2">Lithoptera</text:span></text:span><text:span text:style-name="T3"> (que significa « ala de piedra ») está provisto de un esqueleto de sulfato de estroncio y se parece a una estrella o un satélite. Estas células albergan multitud de algas amarillas con las que viven en simbiosis.</text:span></text:p>
      <text:p text:style-name="P5"/>
      <text:p text:style-name="P5"/>
      <text:h text:style-name="P1" text:outline-level="4">Noctiluca scintillans</text:h>
      <text:p text:style-name="P4"><text:span text:style-name="T3">Muchos organismos marinos, como </text:span><text:span text:style-name="Emphasis"><text:span text:style-name="T2">Noctiluca scintillans</text:span></text:span><text:span text:style-name="T3">, pueden producir luz para camuflarse, comunicarse, atraer o repeler a otros organismos. La producción de esta luz suele ir asociada a la acción de la encima Luciferasa.</text:span></text:p>
      <text:p text:style-name="P5"/>
      <text:p text:style-name="P5"/>
      <text:h text:style-name="P2" text:outline-level="4"><text:span text:style-name="T1">Globigerina</text:span> sp.</text:h>
      <text:p text:style-name="P4"><text:span text:style-name="T3">El esqueleto mineral de los foraminíferos como </text:span><text:span text:style-name="Emphasis"><text:span text:style-name="T2">Globigerina </text:span></text:span><text:span text:style-name="T3">(de calcita) puede conservarse en los sedimentos durante millones de años. Estos fósiles son usados por los geólogos para datar rocas antiguas.</text:span></text:p>
      <text:p text:style-name="P5"/>
      <text:p text:style-name="P5"/>
      <text:h text:style-name="P2" text:outline-level="4">Larve <text:span text:style-name="T1">Zoe</text:span> – Cangrejo</text:h>
      <text:p text:style-name="P4"><text:span text:style-name="T3">La larva </text:span><text:span text:style-name="Emphasis"><text:span text:style-name="T2">Zoe</text:span></text:span><text:span text:style-name="T3"> es una especie de plancton temporal. Solamente forma parte del plancton durante su estado larvario. Va creciendo al comer otros plancton y acaba siendo un cangrejo!</text:span></text:p>
      <text:p text:style-name="P5"/>
      <text:p text:style-name="P5"/>
      <text:h text:style-name="P2" text:outline-level="4">Larve <text:span text:style-name="T1">Pluteus</text:span> – Erizo</text:h>
      <text:p text:style-name="P4"><text:span text:style-name="T3">La larva </text:span><text:span text:style-name="Emphasis"><text:span text:style-name="T2">Pluteus</text:span></text:span><text:span text:style-name="T3"> pertenece a la familia de los equinodermos. Equinodermo significa « piel con espinas ». Los erizos y estrellas de mar son los equinodermos más conocido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19:53.742852376</meta:creation-date>
    <dc:date>2024-10-05T17:22:27.143373768</dc:date>
    <meta:editing-duration>PT2M34S</meta:editing-duration>
    <meta:editing-cycles>1</meta:editing-cycles>
    <meta:document-statistic meta:table-count="0" meta:image-count="0" meta:object-count="0" meta:page-count="1" meta:paragraph-count="13" meta:word-count="207" meta:character-count="1263" meta:non-whitespace-character-count="1065"/>
    <meta:generator>LibreOffice/7.3.7.2$Linux_X86_64 LibreOffice_project/30$Build-2</meta:generator>
  </office:meta>
</office:document-meta>
</file>